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132.8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11.34pt"/>
    </style:style>
    <style:style style:name="co5" style:family="table-column">
      <style:table-column-properties fo:break-before="auto" style:column-width="238.76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5.36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6" table:default-cell-style-name="Default"/>
        <table:table-row table:style-name="ro1">
          <table:table-cell table:style-name="ce1" office:value-type="string" calcext:value-type="string">
            <text:p>Date of assignment of number (necessary after 30/06/2007)</text:p>
          </table:table-cell>
          <table:table-cell table:style-name="ce1" office:value-type="string" calcext:value-type="string">
            <text:p>Code figure for rara (Code table 3685)</text:p>
          </table:table-cell>
          <table:table-cell table:style-name="ce1" office:value-type="string" calcext:value-type="string">
            <text:p>Code figure for BUFR (Code table 0 02 011)</text:p>
          </table:table-cell>
          <table:table-cell table:style-name="ce3" office:value-type="string" calcext:value-type="string">
            <text:p>Description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2" office:value-type="string" calcext:value-type="string">
            <text:p>Not applicable</text:p>
          </table:table-cell>
          <table:table-cell table:style-name="ce5" office:value-type="string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served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style-name="ce5" office:value-type="string" calcext:value-type="string">
            <text:p>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Met-1-BB (United States)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style-name="ce5" office:value-type="string" calcext:value-type="string">
            <text:p>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No radiosonde – passive target (e.g. reflector) <text:s text:c="16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style-name="ce5" office:value-type="string" calcext:value-type="string">
            <text:p>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s/>No radiosonde – active target (e.g. transponder) <text:s text:c="10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style-name="ce5" office:value-type="string" calcext:value-type="string">
            <text:p>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No radiosonde – passive temperature-humidity profiler <text:s text:c="11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style-name="ce5" office:value-type="string" calcext:value-type="string">
            <text:p>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No radiosonde – active temperature-humidity profiler <text:s text:c="11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style-name="ce5" office:value-type="string" calcext:value-type="string">
            <text:p>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No radiosonde – radio-acoustic sounder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style-name="ce5" office:value-type="string" calcext:value-type="string">
            <text:p>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iMet-1-AB (United States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style-name="ce5" office:value-type="string" calcext:value-type="string">
            <text:p>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<text:s/>No radiosonde –... (reserved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style-name="ce5" office:value-type="string" calcext:value-type="string">
            <text:p>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<text:s/>No radiosonde – system unknown or not specified <text:s text:c="9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VIZ type A pressure-commutated (United States)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IZ type B time-commutated (United States)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S SDC (Space Data Corporation – United States) <text:s text:c="10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stor (no longer made – Australia)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VIZ MARK I MICROSONDE (United States)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EC Company type 23 (United States)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Elin (Austria) <text:s text:c="16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Graw G.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Graw DFM-06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Graw M60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Indian Meteorological Service MK3 (India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VIZ/Jin Yang MARK I MICROSONDE (Republic of Korea) <text:s text:c="10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eisei RS2-80 (Japa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esural FMO 1950A (France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esural FMO 1945A (France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esural MH73A (France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eteolabor Basora (Switzer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AVK-MRZ (Russian Federatio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eteorit MARZ2-1 (Russian Federation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eteorit MARZ2-2 (Russian Federation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Oki RS2-80 (Japa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IZ/Valcom type A pressure-commutated (Canada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Shanghai Radio (China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UK Met Office MK3 (UK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Vinohrady (Czechia) <text:s text:c="16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Vaisala RS18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Vaisala RS21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Vaisala RS80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VIZ LOCATE Loran-C (United States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Sprenger E076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Sprenger E084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Sprenger E085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Sprenger E086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AIR IS - 4A - 1680 (United States) <text:s text:c="10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AIR IS - 4A - 1680 X (United States) <text:s text:c="9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RS MSS (United States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IR IS - 4A - 403 (United States) <text:s text:c="10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eisei RS2-91 (Japa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VALCOM (Canada) <text:s text:c="16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VIZ MARK II (United States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Graw DFM-90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VIZ-B2 (United States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Vaisala RS80-57H <text:s text:c="16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VK-RF95 (Russian Federatio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Graw DFM-97 (Germany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eisei RS-01G (Japa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2K2 (France) <text:s text:c="16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odem M2K2-DC (France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AVK-BAR (Russian Federatio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odem M2K2-R 1680 MHz RDF radiosonde with pressure sensor chip (France) <text:s text:c="7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Vaisala RS80/MicroCora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Vaisala RS80/Loran/Digicora I, II or Marwin (Finland) <text:s text:c="11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Vaisala RS80/PCCora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Vaisala RS80/Star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Orbital Sciences Corporation, Space Data Division, transponder radiosonde, corresponds to <text:s text:c="2"/>the model of the instrument (United States)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VIZ transponder radiosonde, model number 1499–520 (United States) <text:s text:c="10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Vaisala RS80 /Autosonde (Finland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Vaisala RS80/Digicora III (Finland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VK-RZM-2 (Russian Federatio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ARL-A or Vektor-M-RZM-2 (Russian Federation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Vaisala RS92/Star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Vaisala RS90/Loran/Digicora I, II or Marwin (Finland) <text:s text:c="11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Vaisala RS90/PC-Cora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Vaisala RS90/Autosonde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Vaisala RS90/Star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AVK-MRZ-ARMA (Russian Federatio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AVK-RF95-ARMA (Russian Federation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GEOLINK GPSonde GL98 (France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aisala RS90/Digicora III (Finland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Vaisala RS92/Digicora I, II or Marwin (Finland) <text:s text:c="11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Vaisala RS92/Digicora III (Finland)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Vaisala RS92/Autosonde (Finland)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Sippican MK2 GPS/STAR (United States) with rod thermistor, carbon element <text:s text:c="2"/>and derived pressure <text:s text:c="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ippican MK2 GPS/W9000 (United States) with rod thermistor, carbon element <text:s text:c="2"/>and derived pressure <text:s text:c="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ippican MARK II with chip thermistor, carbon element and derived pressure from <text:s text:c="2"/>GPS height <text:s text:c="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ippican MARK IIA with chip thermistor, carbon element and derived pressure <text:s text:c="2"/>from GPS height <text:s text:c="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Sippican MARK II with chip thermistor, pressure and carbon element <text:s text:c="8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ippican MARK IIA with chip thermistor, pressure and carbon element <text:s text:c="8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MARL-A or Vektor-M-MRZ (Russian Federation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MARL-A or Vektor-M-BAR (Russian Federation) <text:s text:c="13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Radiosonde not specified or unknown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number-columns-repeated="2"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Pressure only radiosonde <text:s text:c="14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number-columns-repeated="2"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Pressure only radiosonde plus transponder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number-columns-repeated="2"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Pressure only radiosonde plus radar reflector <text:s text:c="11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No pressure radiosonde plus transponder <text:s text:c="12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number-columns-repeated="2"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No pressure radiosonde plus radar reflector <text:s text:c="11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Not applicable</text:p>
          </table:table-cell>
          <table:table-cell table:number-columns-repeated="2"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Descending radiosonde <text:s text:c="15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iMet-2/iMet-1500 RDF radiosonde with pressure sensor chip (South Africa) <text:s text:c="9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iMet-2/iMet-1500 GPS radiosonde with derived pressure from GPS height (South Africa) <text:s text:c="7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number-columns-repeated="2"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iMet-2/iMet-3200 GPS radiosonde with derived pressure from GPS height (South Africa) <text:s text:c="7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eserved for BUFR only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/>
          <table:table-cell table:style-name="ce5" office:value-type="string" calcext:value-type="string">
            <text:p>01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Not vacant <text:s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string" calcext:value-type="string">
            <text:p>102–106</text:p>
          </table:table-cell>
          <table:table-cell table:style-name="ce5" office:value-type="string" calcext:value-type="string">
            <text:p>Reserved for BUFR only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/>
          <table:table-cell table:style-name="ce5" office:value-type="string" calcext:value-type="string">
            <text:p>07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Not vacant <text:s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string" calcext:value-type="string">
            <text:p>108–109</text:p>
          </table:table-cell>
          <table:table-cell table:style-name="ce5" office:value-type="string" calcext:value-type="string">
            <text:p>Reserved for BUFR only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4" office:value-type="date" office:date-value="2008-01-01" calcext:value-type="date">
            <text:p>01/01/0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Sippican LMS5 w/Chip Thermistor, duct mounted capacitance relative humidity sensor and derived pressure from GPS height <text:s text:c="14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08-01-01" calcext:value-type="date">
            <text:p>01/01/0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Sippican LMS6 w/Chip Thermistor, external boom mounted capacitance relative <text:s text:c="2"/>humidity sensor, and derived pressure from GPS <text:s text:c="2"/>height <text:s text:c="9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5-06-05" calcext:value-type="date">
            <text:p>06/05/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Jin Yang RSG-20A with derived pressure from GPS height/GL-5000P (Republic <text:s text:c="2"/>of Korea) <text:s text:c="16"/></text:p>
          </table:table-cell>
          <table:table-cell table:style-name="ce5"/>
          <table:table-cell table:style-name="ce6" table:number-columns-repeated="7"/>
          <table:table-cell table:number-columns-repeated="4"/>
          <table:table-cell table:style-name="ce7"/>
          <table:table-cell table:number-columns-repeated="17"/>
        </table:table-row>
        <table:table-row table:style-name="ro2">
          <table:table-cell table:style-name="ce3" office:value-type="string" calcext:value-type="string">
            <text:p>15/09/20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Vaisala RS92/MARWIN MW32 (Finland)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Vaisala RS92/DigiCORA MW41 (Finland)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1-12" calcext:value-type="date">
            <text:p>01/12/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PAZA-12M/Radiotheodolite-UL (Ukraine)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1-12" calcext:value-type="date">
            <text:p>01/12/1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PAZA-22/AVK-1 (Ukraine)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2-02-05" calcext:value-type="date">
            <text:p>02/05/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Graw DFM-09 (Germany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 office:value-type="string" calcext:value-type="string">
            <text:p>15/05/201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Polus-MRZ-N1 (Russian Federation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5-06-05" calcext:value-type="date">
            <text:p>06/05/1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Jin Yang 1524LA LORAN-C/GL5000 (Republic of Korea) <text:s text:c="23"/></text:p>
          </table:table-cell>
          <table:table-cell table:style-name="ce5"/>
          <table:table-cell table:style-name="ce6" table:number-columns-repeated="4"/>
          <table:table-cell/>
          <table:table-cell table:style-name="ce6" table:number-columns-repeated="2"/>
          <table:table-cell table:number-columns-repeated="22"/>
        </table:table-row>
        <table:table-row table:style-name="ro2">
          <table:table-cell table:style-name="ce4" office:value-type="date" office:date-value="2012-02-05" calcext:value-type="date">
            <text:p>02/05/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Meisei RS-11G GPS radiosonde w/thermistor, capacitance <text:s text:c="2"/>relative humidity sensor, <text:s text:c="2"/>and derived pressure from GPS <text:s text:c="2"/>height (Japan) <text:s text:c="8"/></text:p>
          </table:table-cell>
          <table:table-cell table:style-name="ce5"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4"/>
          <table:table-cell table:style-name="ce8"/>
          <table:table-cell table:style-name="ce6"/>
          <table:table-cell/>
          <table:table-cell table:style-name="ce6" table:number-columns-repeated="4"/>
          <table:table-cell table:style-name="ce8"/>
          <table:table-cell table:number-columns-repeated="9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Vaisala RS41/DigiCORA MW41 (Finland)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Vaisala RS41/AUTOSONDE (Finland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Vaisala RS41/MARWIN MW32 (Finland)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4-07-05" calcext:value-type="date">
            <text:p>07/05/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Meteolabor SRS–C34/Argus 37 (Switzerland)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 office:value-type="string" calcext:value-type="string">
            <text:p>15/09/201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VK - AK2-02 (Russian Federation) <text:s text:c="25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 office:value-type="string" calcext:value-type="string">
            <text:p>15/09/201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MARL-A or Vektor-M - AK2-02 (Russian Federation) <text:s text:c="23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0-01-01" calcext:value-type="date">
            <text:p>01/01/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Meisei RS-06G (Japan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Taiyuan GTS1-1/GFE(L) (China )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Shanghai GTS1/GFE(L) (China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Nanjing GTS1-2/GFE(L) (China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 office:value-type="string" calcext:value-type="string">
            <text:p>Needed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Vacant <text:s text:c="29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4-07-05" calcext:value-type="date">
            <text:p>07/05/1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Meisei iMS-100 GPS radiosonde w/thermistor sensor, capacitance relative humidity <text:s text:c="2"/>sensor, and derived pressure from GPS height (Japan) <text:s text:c="11"/></text:p>
          </table:table-cell>
          <table:table-cell table:style-name="ce5"/>
          <table:table-cell table:style-name="ce6" table:number-columns-repeated="5"/>
          <table:table-cell/>
          <table:table-cell table:style-name="ce6" table:number-columns-repeated="4"/>
          <table:table-cell table:style-name="ce8"/>
          <table:table-cell table:style-name="ce6" table:number-columns-repeated="5"/>
          <table:table-cell table:number-columns-repeated="13"/>
        </table:table-row>
        <table:table-row table:style-name="ro2">
          <table:table-cell table:style-name="ce4" office:value-type="date" office:date-value="2018-02-05" calcext:value-type="date">
            <text:p>02/05/1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Meisei iMDS-17 GPS dropsonde w/thermistor sensor, capacitance relative humidity <text:s text:c="2"/>sensor, and capacitance pressure sensor (Japan) <text:s text:c="13"/></text:p>
          </table:table-cell>
          <table:table-cell table:style-name="ce5"/>
          <table:table-cell table:style-name="ce6" table:number-columns-repeated="5"/>
          <table:table-cell/>
          <table:table-cell table:style-name="ce6" table:number-columns-repeated="4"/>
          <table:table-cell table:style-name="ce8"/>
          <table:table-cell table:style-name="ce6" table:number-columns-repeated="3"/>
          <table:table-cell table:number-columns-repeated="15"/>
        </table:table-row>
        <table:table-row table:style-name="ro2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3"/>
          <table:table-cell table:number-columns-repeated="2"/>
          <table:table-cell table:style-name="ce6" table:number-columns-repeated="5"/>
          <table:table-cell table:number-columns-repeated="22"/>
        </table:table-row>
        <table:table-row table:style-name="ro2">
          <table:table-cell table:style-name="ce3" office:value-type="string" calcext:value-type="string">
            <text:p>Needed</text:p>
          </table:table-cell>
          <table:table-cell table:style-name="ce5" office:value-type="string" calcext:value-type="string">
            <text:p>38–40</text:p>
          </table:table-cell>
          <table:table-cell table:style-name="ce5" office:value-type="string" calcext:value-type="string">
            <text:p>138–140</text:p>
          </table:table-cell>
          <table:table-cell table:style-name="ce5" office:value-type="string" calcext:value-type="string">
            <text:p>Vacant <text:s text:c="29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Vaisala RS41 with pressure derived from GPS height/ DigiCORA MW41 <text:s text:c="2"/>(Finland) <text:s text:c="1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Vaisala RS41 with pressure derived from GPS height/ AUTOSONDE (Finland) <text:s text:c="20"/></text:p>
          </table:table-cell>
          <table:table-cell table:style-name="ce5"/>
          <table:table-cell table:style-name="ce6" table:number-columns-repeated="6"/>
          <table:table-cell/>
          <table:table-cell table:style-name="ce6"/>
          <table:table-cell table:number-columns-repeated="21"/>
        </table:table-row>
        <table:table-row table:style-name="ro2">
          <table:table-cell table:style-name="ce4" office:value-type="date" office:date-value="2014-07-05" calcext:value-type="date">
            <text:p>07/05/1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NanJing Daqiao XGP-3G (China)*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4-07-05" calcext:value-type="date">
            <text:p>07/05/1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TianJin HuaYunTianYi GTS(U)1 (China)*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4-07-05" calcext:value-type="date">
            <text:p>07/05/1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Beijing Changfeng CF-06 (China)*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4-07-05" calcext:value-type="date">
            <text:p>07/05/1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Shanghai Changwang GTS3 (China)*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2-02-05" calcext:value-type="date">
            <text:p>02/05/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PAZA-22M/MARL-A <text:s text:c="29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6-02-11" calcext:value-type="date">
            <text:p>02/11/16</text:p>
          </table:table-cell>
          <table:table-cell table:style-name="ce5"/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Meteolabor SRS-C50/Argus (Switzerland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float" office:value="51" calcext:value-type="float">
            <text:p>51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1-03-11" calcext:value-type="date">
            <text:p>03/11/1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Vaisala RS92-NGP/Intermet IMS-2000 (United States) <text:s text:c="25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5-06-05" calcext:value-type="date">
            <text:p>06/05/1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AVK – I-2012 (Russian Federation) <text:s text:c="25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 office:value-type="string" calcext:value-type="string">
            <text:p>15/05/201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Graw DFM-17 (Germany) <text:s text:c="27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/>
          <table:table-cell table:style-name="ce3" office:value-type="string" calcext:value-type="string">
            <text:p>55–59</text:p>
          </table:table-cell>
          <table:table-cell table:style-name="ce5" office:value-type="string" calcext:value-type="string">
            <text:p>155–159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5-06-05" calcext:value-type="date">
            <text:p>06/05/1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MARL-A or Vektor-M – I-2012 (Russian Federation) <text:s text:c="23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float" office:value="61" calcext:value-type="float">
            <text:p>61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5-06-05" calcext:value-type="date">
            <text:p>06/05/1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MARL-A or Vektor-M – MRZ-3MK (Russian Federation) <text:s text:c="23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8-07-11" calcext:value-type="date">
            <text:p>07/11/1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Modem M20 radiosonde w/thermistor sensor, capacitance relative humidity <text:s text:c="2"/>sensor, and derived pressure from GPS height (France) <text:s text:c="12"/></text:p>
          </table:table-cell>
          <table:table-cell table:style-name="ce5"/>
          <table:table-cell table:style-name="ce6" table:number-columns-repeated="4"/>
          <table:table-cell/>
          <table:table-cell table:style-name="ce6" table:number-columns-repeated="4"/>
          <table:table-cell table:style-name="ce8"/>
          <table:table-cell table:style-name="ce6" table:number-columns-repeated="4"/>
          <table:table-cell/>
          <table:table-cell table:style-name="ce6"/>
          <table:table-cell table:number-columns-repeated="13"/>
        </table:table-row>
        <table:table-row table:style-name="ro2">
          <table:table-cell table:style-name="ce4" office:value-type="date" office:date-value="2018-07-11" calcext:value-type="date">
            <text:p>07/11/1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Modem PilotSonde GPS radiosonde (France) <text:s text:c="25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 office:value-type="string" calcext:value-type="string">
            <text:p>Needed</text:p>
          </table:table-cell>
          <table:table-cell table:style-name="ce5" office:value-type="string" calcext:value-type="string">
            <text:p>65–66</text:p>
          </table:table-cell>
          <table:table-cell table:style-name="ce5" office:value-type="string" calcext:value-type="string">
            <text:p>165–166</text:p>
          </table:table-cell>
          <table:table-cell table:style-name="ce5" office:value-type="string" calcext:value-type="string">
            <text:p>Vacant <text:s text:c="29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string" calcext:value-type="string">
            <text:p>67–72</text:p>
          </table:table-cell>
          <table:table-cell table:style-name="ce5" office:value-type="string" calcext:value-type="string">
            <text:p>167–172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6-02-11" calcext:value-type="date">
            <text:p>02/11/1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МАRL-A (Russian Federation) – ASPAN-15 (Kazakhstan) <text:s text:c="24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string" calcext:value-type="string">
            <text:p>74–76</text:p>
          </table:table-cell>
          <table:table-cell table:style-name="ce5" office:value-type="string" calcext:value-type="string">
            <text:p>174–176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 office:value-type="string" calcext:value-type="string">
            <text:p>15/03/20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Modem GPSonde M10 (France)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string" calcext:value-type="string">
            <text:p>78–81</text:p>
          </table:table-cell>
          <table:table-cell table:style-name="ce5" office:value-type="string" calcext:value-type="string">
            <text:p>178–181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4" office:value-type="date" office:date-value="2012-07-11" calcext:value-type="date">
            <text:p>07/11/12</text:p>
          </table:table-cell>
          <table:table-cell table:style-name="ce5"/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Lockheed Martin LMS-6 w/chip thermistor; external <text:s text:c="2"/>boom mounted polymer capacitive <text:s text:c="2"/>relative humidity sensor; capacitive pressure <text:s text:c="2"/>sensor and GPS wind <text:s text:c="5"/></text:p>
          </table:table-cell>
          <table:table-cell table:style-name="ce5"/>
          <table:table-cell table:style-name="ce6" table:number-columns-repeated="2"/>
          <table:table-cell/>
          <table:table-cell table:style-name="ce6" table:number-columns-repeated="4"/>
          <table:table-cell table:style-name="ce8"/>
          <table:table-cell/>
          <table:table-cell table:style-name="ce6" table:number-columns-repeated="4"/>
          <table:table-cell table:style-name="ce8"/>
          <table:table-cell table:style-name="ce6"/>
          <table:table-cell/>
          <table:table-cell table:style-name="ce6" table:number-columns-repeated="4"/>
          <table:table-cell table:style-name="ce8"/>
          <table:table-cell table:style-name="ce6" table:number-columns-repeated="2"/>
          <table:table-cell table:number-columns-repeated="6"/>
        </table:table-row>
        <table:table-row table:style-name="ro2">
          <table:table-cell table:style-name="ce4" office:value-type="date" office:date-value="2012-07-11" calcext:value-type="date">
            <text:p>07/11/1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Vaisala RS92-D/Intermet IMS 1500 w/silicon capacitive <text:s text:c="2"/>pressure sensor, capacitive wire <text:s text:c="2"/>temperature sensor, twin thin-film heated <text:s text:c="2"/>polymer capacitive relative humidity sensor <text:s text:c="2"/>and RDF wind</text:p>
          </table:table-cell>
          <table:table-cell table:style-name="ce5"/>
          <table:table-cell table:style-name="ce6" table:number-columns-repeated="2"/>
          <table:table-cell/>
          <table:table-cell table:style-name="ce6" table:number-columns-repeated="4"/>
          <table:table-cell table:style-name="ce8"/>
          <table:table-cell/>
          <table:table-cell table:style-name="ce6" table:number-columns-repeated="4"/>
          <table:table-cell table:style-name="ce8"/>
          <table:table-cell table:style-name="ce6"/>
          <table:table-cell/>
          <table:table-cell table:style-name="ce6" table:number-columns-repeated="4"/>
          <table:table-cell table:style-name="ce8"/>
          <table:table-cell table:style-name="ce6"/>
          <table:table-cell/>
          <table:table-cell table:style-name="ce6" table:number-columns-repeated="4"/>
          <table:table-cell table:style-name="ce8"/>
          <table:table-cell table:style-name="ce6"/>
        </table:table-row>
        <table:table-row table:style-name="ro2">
          <table:table-cell table:style-name="ce3" office:value-type="string" calcext:value-type="string">
            <text:p>Needed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Vacant <text:s text:c="29"/></text:p>
          </table:table-cell>
          <table:table-cell table:style-name="ce3"/>
          <table:table-cell table:number-columns-repeated="29"/>
        </table:table-row>
        <table:table-row table:style-name="ro2">
          <table:table-cell table:style-name="ce3"/>
          <table:table-cell table:style-name="ce3" office:value-type="string" calcext:value-type="string">
            <text:p>85-89</text:p>
          </table:table-cell>
          <table:table-cell table:style-name="ce5" office:value-type="string" calcext:value-type="string">
            <text:p>185-189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NCAR research dropsonde NRD94 with GPS and Vaisala RS92-based sensor <text:s text:c="2"/>module (United States) <text:s text:c="15"/></text:p>
          </table:table-cell>
          <table:table-cell table:style-name="ce5"/>
          <table:table-cell table:style-name="ce6" table:number-columns-repeated="6"/>
          <table:table-cell/>
          <table:table-cell table:style-name="ce6" table:number-columns-repeated="4"/>
          <table:table-cell table:style-name="ce8"/>
          <table:table-cell table:style-name="ce6"/>
          <table:table-cell table:number-columns-repeated="16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NCAR research dropsonde NRD41 with GPS and Vaisala RS41-based sensor <text:s text:c="2"/>module (United States) <text:s text:c="15"/></text:p>
          </table:table-cell>
          <table:table-cell table:style-name="ce5"/>
          <table:table-cell table:style-name="ce6" table:number-columns-repeated="6"/>
          <table:table-cell/>
          <table:table-cell table:style-name="ce6" table:number-columns-repeated="4"/>
          <table:table-cell table:style-name="ce8"/>
          <table:table-cell table:style-name="ce6"/>
          <table:table-cell table:number-columns-repeated="16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Vaisala/NCAR dropsonde RD94 with GPS and Vaisala RS92-based sensor module <text:s text:c="2"/>(Finland/United States) <text:s text:c="16"/></text:p>
          </table:table-cell>
          <table:table-cell table:style-name="ce5"/>
          <table:table-cell table:style-name="ce6" table:number-columns-repeated="6"/>
          <table:table-cell/>
          <table:table-cell table:style-name="ce6" table:number-columns-repeated="4"/>
          <table:table-cell table:style-name="ce8"/>
          <table:table-cell table:number-columns-repeated="17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Vaisala/NCAR dropsonde RD41 with GPS and Vaisala RS41-based sensor module <text:s text:c="2"/>(Finland/United States) <text:s text:c="16"/></text:p>
          </table:table-cell>
          <table:table-cell table:style-name="ce5"/>
          <table:table-cell table:style-name="ce6" table:number-columns-repeated="6"/>
          <table:table-cell/>
          <table:table-cell table:style-name="ce6" table:number-columns-repeated="4"/>
          <table:table-cell table:style-name="ce8"/>
          <table:table-cell table:number-columns-repeated="17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string" calcext:value-type="string">
            <text:p>194–196</text:p>
          </table:table-cell>
          <table:table-cell table:style-name="ce5" office:value-type="string" calcext:value-type="string">
            <text:p>Reserved for BUFR only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3" office:value-type="string" calcext:value-type="string">
            <text:p>97–99</text:p>
          </table:table-cell>
          <table:table-cell table:style-name="ce5" office:value-type="string" calcext:value-type="string">
            <text:p>197–199</text:p>
          </table:table-cell>
          <table:table-cell table:style-name="ce5" office:value-type="string" calcext:value-type="string">
            <text:p>Not vacant <text:s text:c="28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5" office:value-type="string" calcext:value-type="string">
            <text:p>Not available</text:p>
          </table:table-cell>
          <table:table-cell table:style-name="ce5" office:value-type="string" calcext:value-type="string">
            <text:p>200–254</text:p>
          </table:table-cell>
          <table:table-cell table:style-name="ce5" office:value-type="string" calcext:value-type="string">
            <text:p>Reserved for BUFR only <text:s text:c="26"/>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>
          <table:table-cell table:style-name="ce3"/>
          <table:table-cell table:style-name="ce5"/>
          <table:table-cell table:style-name="ce3" office:value-type="float" office:value="255" calcext:value-type="float">
            <text:p>255</text:p>
          </table:table-cell>
          <table:table-cell table:style-name="ce5" office:value-type="string" calcext:value-type="string">
            <text:p>Missing value</text:p>
          </table:table-cell>
          <table:table-cell table:style-name="ce5"/>
          <table:table-cell table:style-name="ce6" table:number-columns-repeated="7"/>
          <table:table-cell table:number-columns-repeated="22"/>
        </table:table-row>
        <table:table-row table:style-name="ro2" table:number-rows-repeated="2">
          <table:table-cell/>
          <table:table-cell table:style-name="ce6" table:number-columns-repeated="2"/>
          <table:table-cell table:style-name="ce5" table:number-columns-repeated="2"/>
          <table:table-cell table:style-name="ce6" table:number-columns-repeated="7"/>
          <table:table-cell table:number-columns-repeated="22"/>
        </table:table-row>
        <table:table-row table:style-name="ro2" table:number-rows-repeated="4">
          <table:table-cell table:number-columns-repeated="3"/>
          <table:table-cell table:style-name="ce3" table:number-columns-repeated="2"/>
          <table:table-cell table:number-columns-repeated="29"/>
        </table:table-row>
        <table:table-row table:style-name="ro2" table:number-rows-repeated="1048397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4:37:48.039873417</meta:creation-date>
    <dc:date>2021-04-20T16:09:40.008241305</dc:date>
    <meta:editing-duration>PT1H21M30S</meta:editing-duration>
    <meta:editing-cycles>26</meta:editing-cycles>
    <meta:generator>LibreOffice/6.0.7.3$Linux_X86_64 LibreOffice_project/00m0$Build-3</meta:generator>
    <meta:document-statistic meta:table-count="1" meta:cell-count="660" meta:object-count="0"/>
  </office:meta>
</office:document-meta>
</file>